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d2fa" officeooo:paragraph-rsid="0010d2fa"/>
    </style:style>
    <style:style style:name="P2" style:family="paragraph" style:parent-style-name="Standard">
      <style:text-properties officeooo:rsid="0011984f" officeooo:paragraph-rsid="0011984f"/>
    </style:style>
    <style:style style:name="P3" style:family="paragraph" style:parent-style-name="Standard">
      <style:text-properties officeooo:rsid="0013cf76" officeooo:paragraph-rsid="0013cf76"/>
    </style:style>
    <style:style style:name="P4" style:family="paragraph" style:parent-style-name="Standard">
      <style:text-properties officeooo:rsid="0013cf76" officeooo:paragraph-rsid="00146a51"/>
    </style:style>
    <style:style style:name="P5" style:family="paragraph" style:parent-style-name="Standard">
      <style:text-properties officeooo:rsid="0010d2fa" officeooo:paragraph-rsid="0010d2fa"/>
    </style:style>
    <style:style style:name="P6" style:family="paragraph" style:parent-style-name="Standard">
      <style:paragraph-properties fo:text-align="center" style:justify-single-word="false"/>
      <style:text-properties fo:font-size="16pt" fo:font-weight="bold" officeooo:rsid="0010d2fa" officeooo:paragraph-rsid="0010d2fa" style:font-size-asian="16pt" style:font-weight-asian="bold" style:font-size-complex="16pt" style:font-weight-complex="bold"/>
    </style:style>
    <style:style style:name="T1" style:family="text">
      <style:text-properties officeooo:rsid="00146a51"/>
    </style:style>
    <style:style style:name="T2" style:family="text">
      <style:text-properties officeooo:rsid="0015aff4"/>
    </style:style>
    <style:style style:name="T3" style:family="text">
      <style:text-properties fo:font-style="italic" officeooo:rsid="0015aff4" style:font-style-asian="italic" style:font-style-complex="italic"/>
    </style:style>
    <style:style style:name="T4" style:family="text">
      <style:text-properties fo:font-style="italic" officeooo:rsid="00146a51" style:font-style-asian="italic" style:font-style-complex="italic"/>
    </style:style>
    <style:style style:name="T5" style:family="text">
      <style:text-properties officeooo:rsid="00184080"/>
    </style:style>
    <style:style style:name="T6" style:family="text">
      <style:text-properties officeooo:rsid="0019bb81"/>
    </style:style>
    <style:style style:name="T7" style:family="text">
      <style:text-properties fo:font-weight="bold" style:font-weight-asian="bold" style:font-weight-complex="bold"/>
    </style:style>
    <style:style style:name="T8" style:family="text">
      <style:text-properties fo:font-weight="bold" officeooo:rsid="00146a51" style:font-weight-asian="bold" style:font-weight-complex="bold"/>
    </style:style>
    <style:style style:name="T9" style:family="text">
      <style:text-properties fo:font-weight="bold" officeooo:rsid="0015aff4" style:font-weight-asian="bold" style:font-weight-complex="bold"/>
    </style:style>
    <style:style style:name="T10" style:family="text">
      <style:text-properties fo:font-weight="bold" officeooo:rsid="00184080" style:font-weight-asian="bold" style:font-weight-complex="bold"/>
    </style:style>
    <style:style style:name="T11" style:family="text">
      <style:text-properties fo:font-weight="bold" officeooo:rsid="0019bb81"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146a51" style:font-weight-asian="bold" style:font-weight-complex="bold"/>
    </style:style>
    <style:style style:name="T14" style:family="text">
      <style:text-properties style:text-underline-style="solid" style:text-underline-width="auto" style:text-underline-color="font-color" fo:font-weight="bold" officeooo:rsid="0015aff4" style:font-weight-asian="bold" style:font-weight-complex="bold"/>
    </style:style>
    <style:style style:name="T15" style:family="text">
      <style:text-properties style:text-underline-style="solid" style:text-underline-width="auto" style:text-underline-color="font-color" fo:font-weight="bold" officeooo:rsid="00184080" style:font-weight-asian="bold" style:font-weight-complex="bold"/>
    </style:style>
    <style:style style:name="T16" style:family="text">
      <style:text-properties style:text-underline-style="solid" style:text-underline-width="auto" style:text-underline-color="font-color" fo:font-weight="bold" officeooo:rsid="0019bb8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VA</text:p>
      <text:p text:style-name="P1"/>
      <text:p text:style-name="P1">Si JRE est installé en plus de JDK, vérifier dans le path que JDK s’exécute avant <text:s/>JRE.</text:p>
      <text:p text:style-name="P1"/>
      <text:p text:style-name="P1"><text:span text:style-name="T12">- </text:span><text:span text:style-name="T13">Attribut :</text:span><text:span text:style-name="T1"> Il permet de stocker des données à l’intérieur d’une classe ou d’une méthode</text:span></text:p>
      <text:p text:style-name="P2"/>
      <text:p text:style-name="P3"><text:span text:style-name="T12">- Classe :</text:span> Une classe est la description de données (attributs) et d’opérations (méthodes). Une classe est un modèle de définition pour des objets ayant le même ensemble d’attributs et le même ensemble d’opérations.</text:p>
      <text:p text:style-name="P3"/>
      <text:p text:style-name="P3"><text:span text:style-name="T12">- </text:span><text:span text:style-name="T14">Classe abstraite :</text:span><text:span text:style-name="T2"> Elle n’est pas instanciable, elle est déclarée par le modificateur </text:span><text:span text:style-name="T3">abstract</text:span></text:p>
      <text:p text:style-name="P3"/>
      <text:p text:style-name="P3"><text:span text:style-name="T12">- Constructeur :</text:span> Méthode qui sert à créer une instance d’objet. Il ne retourne rien (on ne peut pas avoir de return dans un constructeur). Il y a le constructeur par défaut sans argument et le constructeur avec argument.</text:p>
      <text:p text:style-name="P3"/>
      <text:p text:style-name="P3"><text:span text:style-name="T12">- </text:span><text:span text:style-name="T15">Extends :</text:span><text:span text:style-name="T5"> Etendre une classe ou une interface (il ne peut y avoir qu’un seul extends pour une classe)</text:span></text:p>
      <text:p text:style-name="P3"/>
      <text:p text:style-name="P4"><text:span text:style-name="T12">- </text:span><text:span text:style-name="T13">Getter/Setter :</text:span><text:span text:style-name="T1"> Getter permet de lire/ retourner la valeur des variables d’instance, un setter permet de modifier les valeurs des variables d’instance.</text:span></text:p>
      <text:p text:style-name="P4"/>
      <text:p text:style-name="P3"><text:span text:style-name="T12">- Héritage : </text:span>Pour définir une classe à partir d’une autre classe.</text:p>
      <text:p text:style-name="P3"/>
      <text:p text:style-name="P3"><text:span text:style-name="T12">- </text:span><text:span text:style-name="T15">Implements :</text:span><text:span text:style-name="T5"> <text:s/>Cela permet de spécifier quelle interface on souhaite utiliser pour une classe (on peut implémenter plusieurs interfaces dans la même classe)</text:span></text:p>
      <text:p text:style-name="P3"/>
      <text:p text:style-name="P3"><text:span text:style-name="T12">- </text:span><text:span text:style-name="T15">Import :</text:span><text:span text:style-name="T5"> Sert à importer les packages.</text:span></text:p>
      <text:p text:style-name="P3"/>
      <text:p text:style-name="P3"><text:span text:style-name="T12">- </text:span><text:span text:style-name="T14">Interface :</text:span><text:span text:style-name="T2"> L’interface définit un comportement (d’une classe) qui doit être implémenté par une classe, sans implémenter ce comportement. c’est un ensemble de méthodes. (une interface n’implémente aucune méthode)</text:span></text:p>
      <text:p text:style-name="P3"/>
      <text:p text:style-name="P3"><text:span text:style-name="T12">- </text:span><text:span text:style-name="T13">Méthode :</text:span><text:span text:style-name="T1"> Fonction définie dans une classe qui décrit comment l’instance de cette classe va réagir.</text:span></text:p>
      <text:p text:style-name="P3"/>
      <text:p text:style-name="P3"><text:span text:style-name="T12">- </text:span><text:span text:style-name="T16">Méthode statique :</text:span><text:span text:style-name="T6"> La méthode s’exécute sans avoir à instancier la classe qui la contient (l’appel à une méthode statique se fait alors en utilisant le nom de la classe plutôt que le nom de l’objet).</text:span></text:p>
      <text:p text:style-name="P3"/>
      <text:p text:style-name="P3"><text:span text:style-name="T12">- </text:span><text:span text:style-name="T13">Objet :</text:span><text:span text:style-name="T1"> Un objet est une instance de classe, la création d’objets se fait à l’aide du constructeur de cette classe (cette instanciation se fait avec l’opérateur </text:span><text:span text:style-name="T4">new</text:span><text:span text:style-name="T1"> suivi du nom de la classe à instancier).</text:span></text:p>
      <text:p text:style-name="P3"/>
      <text:p text:style-name="P3"><text:span text:style-name="T12">- </text:span><text:span text:style-name="T14">Package :</text:span><text:span text:style-name="T2"> C’est un regroupement de classe (sur l’idée d’un dossier permettant de ranger nos classes).</text:span></text:p>
      <text:p text:style-name="P3"/>
      <text:p text:style-name="P3"><text:span text:style-name="T12">- Polymorphisme :</text:span> Une même méthode peut avoir un comportement différent en fonction de l’instance à laquelle elle est appliquée <text:span text:style-name="T2">( capacité d’un objet à prendre plusieurs formes)</text:span>.</text:p>
      <text:p text:style-name="P3"/>
      <text:p text:style-name="P4"><text:span text:style-name="T12">- Privé :</text:span> Seules des classes <text:s/>définies dans le même fichier peuvent utiliser cette classe.</text:p>
      <text:p text:style-name="P3"/>
      <text:p text:style-name="P3"><text:span text:style-name="T12">- Public :</text:span> Tout utilisateur qui importe le paquet peut utiliser la classe. Dans ce cas elle doit être définie dans un fichier qui a pour nom le nom de la cla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35:49.399000000</meta:creation-date>
    <dc:date>2018-03-16T14:22:55.350000000</dc:date>
    <meta:editing-duration>PT7H16M19S</meta:editing-duration>
    <meta:editing-cycles>2</meta:editing-cycles>
    <meta:generator>LibreOffice/5.4.1.2$Windows_X86_64 LibreOffice_project/ea7cb86e6eeb2bf3a5af73a8f7777ac570321527</meta:generator>
    <meta:document-statistic meta:table-count="0" meta:image-count="0" meta:object-count="0" meta:page-count="1" meta:paragraph-count="19" meta:word-count="422" meta:character-count="2484" meta:non-whitespace-character-count="2078"/>
  </office:meta>
</office:document-meta>
</file>